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cm" fo:min-width="1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2.5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1.853cm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1.667cm"/>
    </style:style>
    <style:style style:name="gr19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cm" svg:height="11cm" svg:x="14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cm" svg:height="10.5cm" svg:x="21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5cm" svg:height="11cm" svg:x="1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5.523cm" svg:height="0.962cm" svg:x="5.345cm" svg:y="3.538cm">
          <draw:text-box>
            <text:p>(very happy) User</text:p>
          </draw:text-box>
        </draw:frame>
        <draw:rect draw:style-name="gr4" draw:text-style-name="P1" draw:layer="layout" svg:width="4cm" svg:height="2cm" svg:x="18cm" svg:y="2cm">
          <text:p text:style-name="P1">Arbiter</text:p>
        </draw:rect>
        <draw:frame draw:style-name="gr3" draw:layer="layout" svg:width="5.535cm" svg:height="0.962cm" svg:x="11.465cm" svg:y="2.5cm">
          <draw:text-box>
            <text:p>nagios.cmd (pipe)</text:p>
          </draw:text-box>
        </draw:frame>
        <draw:frame draw:style-name="gr5" draw:text-style-name="P2" draw:layer="layout" svg:width="2.542cm" svg:height="0.962cm" svg:x="9.458cm" svg:y="7.537cm">
          <draw:text-box>
            <text:p><text:span text:style-name="T1">Europe</text:span></text:p>
          </draw:text-box>
        </draw:frame>
        <draw:line draw:style-name="gr6" draw:text-style-name="P1" draw:layer="layout" svg:x1="10.5cm" svg:y1="3cm" svg:x2="11.5cm" svg:y2="3cm">
          <text:p/>
        </draw:line>
        <draw:line draw:style-name="gr6" draw:text-style-name="P1" draw:layer="layout" svg:x1="27.5cm" svg:y1="4cm" svg:x2="25.5cm" svg:y2="6cm">
          <text:p/>
        </draw:line>
        <draw:line draw:style-name="gr7" draw:text-style-name="P1" draw:layer="layout" svg:x1="9cm" svg:y1="4.5cm" svg:x2="11.5cm" svg:y2="5.5cm">
          <text:p/>
        </draw:line>
        <draw:ellipse draw:style-name="gr8" draw:text-style-name="P1" draw:layer="layout" svg:width="3cm" svg:height="2cm" svg:x="12cm" svg:y="4.5cm">
          <text:p text:style-name="P1">conf</text:p>
        </draw:ellipse>
        <draw:ellipse draw:style-name="gr8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8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8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7" draw:text-style-name="P1" draw:layer="layout" svg:x1="22.5cm" svg:y1="3cm" svg:x2="24.5cm" svg:y2="3cm">
          <text:p/>
        </draw:line>
        <draw:frame draw:style-name="gr3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6" draw:text-style-name="P1" draw:layer="layout" svg:x1="18cm" svg:y1="3cm" svg:x2="17cm" svg:y2="3cm">
          <text:p/>
        </draw:line>
        <draw:rect draw:style-name="gr9" draw:text-style-name="P1" draw:layer="layout" svg:width="4cm" svg:height="1.5cm" svg:x="31.5cm" svg:y="11.5cm">
          <text:p text:style-name="P1">spare</text:p>
        </draw:rect>
        <draw:rect draw:style-name="gr8" draw:text-style-name="P3" draw:layer="layout" svg:width="2cm" svg:height="1.5cm" svg:x="2cm" svg:y="12cm">
          <text:p text:style-name="P1"><text:span text:style-name="T2">Poller 1-1</text:span></text:p>
        </draw:rect>
        <draw:frame draw:style-name="gr10" draw:text-style-name="P2" draw:layer="layout" svg:width="1.68cm" svg:height="2.61cm" svg:x="26.55cm" svg:y="7.945cm">
          <draw:text-box>
            <text:p><text:span text:style-name="T1">US</text:span></text:p>
          </draw:text-box>
        </draw:frame>
        <draw:frame draw:style-name="gr11" draw:text-style-name="P5" draw:layer="layout" svg:width="1.882cm" svg:height="0.962cm" svg:x="7.618cm" svg:y="7.517cm">
          <draw:text-box>
            <text:p><text:span text:style-name="T4">Pool</text:span></text:p>
          </draw:text-box>
        </draw:frame>
        <draw:frame draw:style-name="gr12" draw:text-style-name="P5" draw:layer="layout" svg:width="3.035cm" svg:height="1.232cm" svg:x="24.587cm" svg:y="7.896cm">
          <draw:text-box>
            <text:p><text:span text:style-name="T4">Pool</text:span></text:p>
          </draw:text-box>
        </draw:frame>
        <draw:frame draw:style-name="gr13" draw:text-style-name="P5" draw:layer="layout" svg:width="2.353cm" svg:height="1.512cm" svg:x="21.272cm" svg:y="17.988cm">
          <draw:text-box>
            <text:p><text:span text:style-name="T4">Pool</text:span></text:p>
          </draw:text-box>
        </draw:frame>
        <draw:rect draw:style-name="gr8" draw:text-style-name="P3" draw:layer="layout" svg:width="2cm" svg:height="1.5cm" svg:x="2.5cm" svg:y="11cm">
          <text:p text:style-name="P1"><text:span text:style-name="T2">Poller 1-2</text:span></text:p>
        </draw:rect>
        <draw:custom-shape draw:style-name="gr1" draw:text-style-name="P1" draw:layer="layout" svg:width="9cm" svg:height="4.5cm" svg:x="7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3" draw:layer="layout" svg:width="2cm" svg:height="1.5cm" svg:x="3cm" svg:y="10cm">
          <text:p text:style-name="P1"><text:span text:style-name="T2">Poller 1-n</text:span></text:p>
        </draw:rect>
        <draw:rect draw:style-name="gr14" draw:text-style-name="P1" draw:layer="layout" svg:width="2.5cm" svg:height="1.5cm" svg:x="31.5cm" svg:y="14.5cm">
          <text:p text:style-name="P1">spare</text:p>
        </draw:rect>
        <draw:rect draw:style-name="gr14" draw:text-style-name="P1" draw:layer="layout" svg:width="2.5cm" svg:height="1.5cm" svg:x="31cm" svg:y="15cm">
          <text:p text:style-name="P1">Broker</text:p>
        </draw:rect>
        <draw:rect draw:style-name="gr9" draw:text-style-name="P1" draw:layer="layout" svg:width="4cm" svg:height="1.5cm" svg:x="31cm" svg:y="12cm">
          <text:p text:style-name="P1">Reactionner</text:p>
        </draw:rect>
        <draw:line draw:style-name="gr6" draw:text-style-name="P1" draw:layer="layout" svg:x1="18cm" svg:y1="4cm" svg:x2="15.5cm" svg:y2="5cm">
          <text:p/>
        </draw:line>
        <draw:rect draw:style-name="gr15" draw:text-style-name="P1" draw:layer="layout" svg:width="3cm" svg:height="2cm" svg:x="6.5cm" svg:y="16cm">
          <text:p text:style-name="P1">Spare eu</text:p>
        </draw:rect>
        <draw:rect draw:style-name="gr15" draw:text-style-name="P1" draw:layer="layout" svg:width="3cm" svg:height="2cm" svg:x="5.5cm" svg:y="13cm">
          <text:p text:style-name="P1">Sched 2</text:p>
        </draw:rect>
        <draw:rect draw:style-name="gr15" draw:text-style-name="P1" draw:layer="layout" svg:width="3cm" svg:height="2cm" svg:x="5cm" svg:y="13.5cm">
          <text:p text:style-name="P1">Sched 1</text:p>
        </draw:rect>
        <draw:line draw:style-name="gr16" draw:text-style-name="P1" draw:layer="layout" svg:x1="4.5cm" svg:y1="12cm" svg:x2="5.542cm" svg:y2="13cm">
          <text:p/>
        </draw:line>
        <draw:line draw:style-name="gr16" draw:text-style-name="P1" draw:layer="layout" svg:x1="4.5cm" svg:y1="12cm" svg:x2="6.542cm" svg:y2="12.5cm">
          <text:p/>
        </draw:line>
        <draw:line draw:style-name="gr17" draw:text-style-name="P1" draw:layer="layout" svg:x1="31cm" svg:y1="12.5cm" svg:x2="30cm" svg:y2="12.5cm">
          <text:p/>
        </draw:line>
        <draw:custom-shape draw:style-name="gr2" draw:text-style-name="P1" draw:layer="layout" svg:width="1.5cm" svg:height="1.5cm" svg:x="36cm" svg:y="15cm">
          <text:p text:style-name="P1">us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8" draw:text-style-name="P3" draw:layer="layout" svg:width="2.429cm" svg:height="1.921cm" svg:x="28.5cm" svg:y="7.5cm">
          <text:p text:style-name="P1"><text:span text:style-name="T2">Poller 2-1</text:span></text:p>
        </draw:rect>
        <draw:rect draw:style-name="gr8" draw:text-style-name="P3" draw:layer="layout" svg:width="2.429cm" svg:height="1.921cm" svg:x="29.25cm" svg:y="8.098cm">
          <text:p text:style-name="P1"><text:span text:style-name="T2">Poller 2-2</text:span></text:p>
        </draw:rect>
        <draw:rect draw:style-name="gr8" draw:text-style-name="P3" draw:layer="layout" svg:width="2.428cm" svg:height="1.921cm" svg:x="29.929cm" svg:y="8.5cm">
          <text:p text:style-name="P1"><text:span text:style-name="T2">Poller 2-n</text:span></text:p>
        </draw:rect>
        <draw:rect draw:style-name="gr15" draw:text-style-name="P1" draw:layer="layout" svg:width="3.643cm" svg:height="2.561cm" svg:x="23.5cm" svg:y="9cm">
          <text:p text:style-name="P1">Spare us</text:p>
        </draw:rect>
        <draw:rect draw:style-name="gr15" draw:text-style-name="P1" draw:layer="layout" svg:width="3.643cm" svg:height="2.561cm" svg:x="25.321cm" svg:y="10.92cm">
          <text:p text:style-name="P1">Sched 5</text:p>
        </draw:rect>
        <draw:line draw:style-name="gr16" draw:text-style-name="P1" draw:layer="layout" svg:x1="30cm" svg:y1="10cm" svg:x2="29.015cm" svg:y2="10.92cm">
          <text:p/>
        </draw:line>
        <draw:line draw:style-name="gr6" draw:text-style-name="P1" draw:layer="layout" svg:x1="27.5cm" svg:y1="4cm" svg:x2="26cm" svg:y2="6cm">
          <text:p/>
        </draw:line>
        <draw:line draw:style-name="gr6" draw:text-style-name="P1" draw:layer="layout" svg:x1="27.5cm" svg:y1="4cm" svg:x2="26.5cm" svg:y2="6cm">
          <text:p/>
        </draw:line>
        <draw:line draw:style-name="gr6" draw:text-style-name="P1" draw:layer="layout" svg:x1="27.5cm" svg:y1="4cm" svg:x2="27cm" svg:y2="6cm">
          <text:p/>
        </draw:line>
        <draw:line draw:style-name="gr6" draw:text-style-name="P1" draw:layer="layout" svg:x1="27.5cm" svg:y1="4cm" svg:x2="27.5cm" svg:y2="6cm">
          <text:p/>
        </draw:line>
        <draw:line draw:style-name="gr6" draw:text-style-name="P1" draw:layer="layout" svg:x1="27.5cm" svg:y1="4cm" svg:x2="28cm" svg:y2="6cm">
          <text:p/>
        </draw:line>
        <draw:line draw:style-name="gr6" draw:text-style-name="P1" draw:layer="layout" svg:x1="27.5cm" svg:y1="4cm" svg:x2="28.5cm" svg:y2="6cm">
          <text:p/>
        </draw:line>
        <draw:line draw:style-name="gr6" draw:text-style-name="P1" draw:layer="layout" svg:x1="27.5cm" svg:y1="4cm" svg:x2="29cm" svg:y2="6cm">
          <text:p/>
        </draw:line>
        <draw:line draw:style-name="gr6" draw:text-style-name="P1" draw:layer="layout" svg:x1="27.5cm" svg:y1="4cm" svg:x2="29.5cm" svg:y2="6cm">
          <text:p/>
        </draw:line>
        <draw:line draw:style-name="gr6" draw:text-style-name="P1" draw:layer="layout" svg:x1="20cm" svg:y1="4cm" svg:x2="18cm" svg:y2="6cm">
          <text:p/>
        </draw:line>
        <draw:line draw:style-name="gr6" draw:text-style-name="P1" draw:layer="layout" svg:x1="20cm" svg:y1="4cm" svg:x2="18.5cm" svg:y2="6cm">
          <text:p/>
        </draw:line>
        <draw:line draw:style-name="gr6" draw:text-style-name="P1" draw:layer="layout" svg:x1="20cm" svg:y1="4cm" svg:x2="19cm" svg:y2="6cm">
          <text:p/>
        </draw:line>
        <draw:line draw:style-name="gr6" draw:text-style-name="P1" draw:layer="layout" svg:x1="20cm" svg:y1="4cm" svg:x2="19.5cm" svg:y2="6cm">
          <text:p/>
        </draw:line>
        <draw:line draw:style-name="gr6" draw:text-style-name="P1" draw:layer="layout" svg:x1="20cm" svg:y1="4cm" svg:x2="20cm" svg:y2="6cm">
          <text:p/>
        </draw:line>
        <draw:line draw:style-name="gr6" draw:text-style-name="P1" draw:layer="layout" svg:x1="20cm" svg:y1="4cm" svg:x2="20.5cm" svg:y2="6cm">
          <text:p/>
        </draw:line>
        <draw:line draw:style-name="gr6" draw:text-style-name="P1" draw:layer="layout" svg:x1="20cm" svg:y1="4cm" svg:x2="21cm" svg:y2="6cm">
          <text:p/>
        </draw:line>
        <draw:line draw:style-name="gr6" draw:text-style-name="P1" draw:layer="layout" svg:x1="20cm" svg:y1="4cm" svg:x2="21.5cm" svg:y2="6cm">
          <text:p/>
        </draw:line>
        <draw:line draw:style-name="gr6" draw:text-style-name="P1" draw:layer="layout" svg:x1="20cm" svg:y1="4cm" svg:x2="22cm" svg:y2="6cm">
          <text:p/>
        </draw:line>
        <draw:frame draw:style-name="gr3" draw:layer="layout" svg:width="3.355cm" svg:height="0.962cm" svg:x="28.5cm" svg:y="4cm">
          <draw:text-box>
            <text:p>Send conf</text:p>
          </draw:text-box>
        </draw:frame>
        <draw:frame draw:style-name="gr3" draw:layer="layout" svg:width="3.952cm" svg:height="0.962cm" svg:x="21.145cm" svg:y="4.038cm">
          <draw:text-box>
            <text:p>Send orders</text:p>
          </draw:text-box>
        </draw:frame>
        <draw:rect draw:style-name="gr15" draw:text-style-name="P1" draw:layer="layout" svg:width="3.643cm" svg:height="2.561cm" svg:x="25.928cm" svg:y="11.561cm">
          <text:p text:style-name="P1">Sched 4</text:p>
        </draw:rect>
        <draw:frame draw:style-name="gr18" draw:text-style-name="P2" draw:layer="layout" svg:width="2.167cm" svg:height="1.512cm" svg:x="23.333cm" svg:y="17.988cm">
          <draw:text-box>
            <text:p><text:span text:style-name="T1">Asia</text:span></text:p>
          </draw:text-box>
        </draw:frame>
        <draw:line draw:style-name="gr19" draw:text-style-name="P1" draw:layer="layout" svg:x1="31.5cm" svg:y1="15cm" svg:x2="30cm" svg:y2="14cm">
          <text:p/>
        </draw:line>
        <draw:line draw:style-name="gr7" draw:text-style-name="P1" draw:layer="layout" svg:x1="34.042cm" svg:y1="15.5cm" svg:x2="35.5cm" svg:y2="15.5cm">
          <text:p/>
        </draw:line>
        <draw:frame draw:style-name="gr5" draw:text-style-name="P2" draw:layer="layout" svg:width="1.946cm" svg:height="0.962cm" svg:x="11.458cm" svg:y="9.52cm">
          <draw:text-box>
            <text:p><text:span text:style-name="T1">Paris</text:span></text:p>
          </draw:text-box>
        </draw:frame>
        <draw:frame draw:style-name="gr11" draw:text-style-name="P5" draw:layer="layout" svg:width="1.882cm" svg:height="0.962cm" svg:x="9.618cm" svg:y="9.5cm">
          <draw:text-box>
            <text:p><text:span text:style-name="T4">Pool</text:span></text:p>
          </draw:text-box>
        </draw:frame>
        <draw:rect draw:style-name="gr8" draw:text-style-name="P3" draw:layer="layout" svg:width="2.5cm" svg:height="1.5cm" svg:x="8.5cm" svg:y="11cm">
          <text:p text:style-name="P1"><text:span text:style-name="T2">Poller paris</text:span></text:p>
        </draw:rect>
        <draw:rect draw:style-name="gr15" draw:text-style-name="P1" draw:layer="layout" svg:width="3cm" svg:height="2cm" svg:x="12cm" svg:y="10.5cm">
          <text:p text:style-name="P1">Sched</text:p>
          <text:p text:style-name="P1"><text:s/>paris</text:p>
        </draw:rect>
        <draw:line draw:style-name="gr16" draw:text-style-name="P1" draw:layer="layout" svg:x1="11cm" svg:y1="11.5cm" svg:x2="12cm" svg:y2="11.5cm">
          <text:p/>
        </draw:line>
        <draw:rect draw:style-name="gr9" draw:text-style-name="P1" draw:layer="layout" svg:width="4cm" svg:height="1.5cm" svg:x="17cm" svg:y="20.5cm">
          <text:p text:style-name="P1">spare</text:p>
        </draw:rect>
        <draw:rect draw:style-name="gr9" draw:text-style-name="P1" draw:layer="layout" svg:width="4cm" svg:height="1.5cm" svg:x="16.5cm" svg:y="21cm">
          <text:p text:style-name="P1">Reactionner</text:p>
        </draw:rect>
        <draw:rect draw:style-name="gr14" draw:text-style-name="P1" draw:layer="layout" svg:width="2.5cm" svg:height="1.5cm" svg:x="17.5cm" svg:y="24cm">
          <text:p text:style-name="P1">Broker</text:p>
        </draw:rect>
        <draw:line draw:style-name="gr19" draw:text-style-name="P1" draw:layer="layout" svg:x1="20cm" svg:y1="24.5cm" svg:x2="22cm" svg:y2="23.5cm">
          <text:p/>
        </draw:line>
        <draw:rect draw:style-name="gr9" draw:text-style-name="P1" draw:layer="layout" svg:width="4cm" svg:height="1.5cm" svg:x="13.795cm" svg:y="13.5cm">
          <text:p text:style-name="P1">spare</text:p>
        </draw:rect>
        <draw:rect draw:style-name="gr9" draw:text-style-name="P1" draw:layer="layout" svg:width="4.705cm" svg:height="1.5cm" svg:x="13.295cm" svg:y="14cm">
          <text:p text:style-name="P1">Reactionner-eu</text:p>
        </draw:rect>
        <draw:line draw:style-name="gr17" draw:text-style-name="P1" draw:layer="layout" svg:x1="13.5cm" svg:y1="14cm" svg:x2="13cm" svg:y2="12.5cm">
          <text:p/>
        </draw:line>
        <draw:rect draw:style-name="gr14" draw:text-style-name="P1" draw:layer="layout" svg:width="3cm" svg:height="1.5cm" svg:x="11cm" svg:y="16cm">
          <text:p text:style-name="P1">Broker-eu</text:p>
        </draw:rect>
        <draw:line draw:style-name="gr19" draw:text-style-name="P1" draw:layer="layout" svg:x1="12.5cm" svg:y1="15.5cm" svg:x2="12.5cm" svg:y2="14.5cm">
          <text:p/>
        </draw:line>
        <draw:line draw:style-name="gr19" draw:text-style-name="P1" draw:layer="layout" svg:x1="11.5cm" svg:y1="16cm" svg:x2="9.5cm" svg:y2="15cm">
          <text:p/>
        </draw:line>
        <draw:line draw:style-name="gr17" draw:text-style-name="P1" draw:layer="layout" svg:x1="13.5cm" svg:y1="14cm" svg:x2="9cm" svg:y2="14cm">
          <text:p/>
        </draw:line>
        <draw:custom-shape draw:style-name="gr2" draw:text-style-name="P1" draw:layer="layout" svg:width="1.5cm" svg:height="1.5cm" svg:x="16cm" svg:y="16.5cm">
          <text:p text:style-name="P1">eu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4.042cm" svg:y1="17cm" svg:x2="15.5cm" svg:y2="17cm">
          <text:p/>
        </draw:line>
        <draw:rect draw:style-name="gr15" draw:text-style-name="P1" draw:layer="layout" svg:width="3.643cm" svg:height="2.561cm" svg:x="26cm" svg:y="23.939cm">
          <text:p text:style-name="P1">Spare as</text:p>
        </draw:rect>
        <draw:rect draw:style-name="gr15" draw:text-style-name="P1" draw:layer="layout" svg:width="3.643cm" svg:height="2.561cm" svg:x="23cm" svg:y="22cm">
          <text:p text:style-name="P1">Sched 5</text:p>
        </draw:rect>
        <draw:rect draw:style-name="gr15" draw:text-style-name="P1" draw:layer="layout" svg:width="3.643cm" svg:height="2.561cm" svg:x="22.357cm" svg:y="21.439cm">
          <text:p text:style-name="P1">Sched 6</text:p>
        </draw:rect>
        <draw:rect draw:style-name="gr8" draw:text-style-name="P3" draw:layer="layout" svg:width="2.429cm" svg:height="1.921cm" svg:x="26.5cm" svg:y="19.08cm">
          <text:p text:style-name="P1"><text:span text:style-name="T2">Poller 2-1</text:span></text:p>
        </draw:rect>
        <draw:rect draw:style-name="gr8" draw:text-style-name="P3" draw:layer="layout" svg:width="2.429cm" svg:height="1.921cm" svg:x="27.25cm" svg:y="19.678cm">
          <text:p text:style-name="P1"><text:span text:style-name="T2">Poller 2-2</text:span></text:p>
        </draw:rect>
        <draw:rect draw:style-name="gr8" draw:text-style-name="P3" draw:layer="layout" svg:width="2.428cm" svg:height="1.921cm" svg:x="27.929cm" svg:y="20.08cm">
          <text:p text:style-name="P1"><text:span text:style-name="T2">Poller 3-n</text:span></text:p>
        </draw:rect>
        <draw:line draw:style-name="gr16" draw:text-style-name="P1" draw:layer="layout" svg:x1="28cm" svg:y1="21.58cm" svg:x2="27.015cm" svg:y2="22.5cm">
          <text:p/>
        </draw:line>
        <draw:line draw:style-name="gr17" draw:text-style-name="P1" draw:layer="layout" svg:x1="20.5cm" svg:y1="22cm" svg:x2="22cm" svg:y2="22.5cm">
          <text:p/>
        </draw:line>
        <draw:custom-shape draw:style-name="gr2" draw:text-style-name="P1" draw:layer="layout" svg:width="1.5cm" svg:height="1.5cm" svg:x="14.5cm" svg:y="23.5cm">
          <text:p text:style-name="P1">as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7.5cm" svg:y1="24.5cm" svg:x2="16cm" svg:y2="2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29T09:05:48</dc:date>
    <meta:editing-duration>PT02H04M53S</meta:editing-duration>
    <meta:editing-cycles>23</meta:editing-cycles>
    <meta:generator>OpenOffice.org/3.1$Linux OpenOffice.org_project/310m19$Build-9420</meta:gener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